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lgun Gothic" svg:font-family="'Malgun Gothic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94c6" officeooo:paragraph-rsid="000494c6"/>
    </style:style>
    <style:style style:name="P2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text-indent="1.251cm" style:auto-text-indent="false"/>
      <style:text-properties officeooo:paragraph-rsid="000494c6"/>
    </style:style>
    <style:style style:name="P3" style:family="paragraph" style:parent-style-name="Standard">
      <style:paragraph-properties fo:text-align="justify" style:justify-single-word="false"/>
      <style:text-properties officeooo:paragraph-rsid="000494c6"/>
    </style:style>
    <style:style style:name="P4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0494c6"/>
    </style:style>
    <style:style style:name="P5" style:family="paragraph" style:parent-style-name="Standard">
      <style:paragraph-properties fo:margin-left="9.991cm" fo:margin-right="0cm" fo:text-align="justify" style:justify-single-word="false" fo:text-indent="1.249cm" style:auto-text-indent="false"/>
      <style:text-properties officeooo:paragraph-rsid="000494c6"/>
    </style:style>
    <style:style style:name="T1" style:family="text">
      <style:text-properties style:text-position="super 58%"/>
    </style:style>
    <style:style style:name="T2" style:family="text">
      <style:text-properties style:font-name-asian="Malgun Gothic" style:language-asian="ko" style:country-asian="K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. Маджаре, Община Самоков</text:p>
      <text:p text:style-name="P1"/>
      <text:p text:style-name="P2">Имотът е с площ от 4902 м<text:span text:style-name="T1">2</text:span></text:p>
      <text:p text:style-name="P2"/>
      <text:p text:style-name="P3"/>
      <text:p text:style-name="P4">Ансамбълът на основното застрояване се състои от три прости обема, всеки със завършен собствен характер и визия. <text:s/>Двуетажният обем е трактован с фактурна каменна облицовка и единични арковидни прозорци, подчертаващи неговата солидност и строгост. В противовес, едноетажният обем, до него, е приветлив и открит, с гладките си бели фасади и богато остъкляване. Разликата в характерите им е подчертана от разполагането им композиционно, перпендикулярно един на друг. Обемът на помощната сграда е обърнат към първите, като предлага „примирение“, съчетавайки елементи от предходните два обема. Той <text:s/>завършва композицията, добавяйки отвореност и спокойствие. </text:p>
      <text:p text:style-name="P3">Като цяло, изчистеното и лаконично обемно-пространственото решение на ансамбъла и неговото фасадно оформление дават един изразителен и ясен архитектурен образ, характерен за южноевропейската извънградска архитектура.</text:p>
      <text:p text:style-name="P3"/>
      <text:p text:style-name="P3"/>
      <text:p text:style-name="P5">арх. <text:span text:style-name="T2">Радка Евтимова Евтимова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lgun Gothic" svg:font-family="'Malgun Gothic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bg" fo:country="BG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bg" fo:country="BG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01T11:46:57.125000000</meta:creation-date>
    <meta:generator>LibreOffice/7.4.4.2$Windows_X86_64 LibreOffice_project/85569322deea74ec9134968a29af2df5663baa21</meta:generator>
    <dc:date>2024-08-01T12:09:02.492000000</dc:date>
    <meta:editing-duration>PT22M5S</meta:editing-duration>
    <meta:editing-cycles>1</meta:editing-cycles>
    <meta:document-statistic meta:table-count="0" meta:image-count="0" meta:object-count="0" meta:page-count="1" meta:paragraph-count="5" meta:word-count="130" meta:character-count="949" meta:non-whitespace-character-count="821"/>
  </office:meta>
</office:document-meta>
</file>